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47bf" officeooo:paragraph-rsid="000947bf"/>
    </style:style>
    <style:style style:name="P2" style:family="paragraph" style:parent-style-name="Standard">
      <style:text-properties officeooo:rsid="0009e56e" officeooo:paragraph-rsid="0009e56e"/>
    </style:style>
    <style:style style:name="P3" style:family="paragraph" style:parent-style-name="Standard">
      <style:text-properties officeooo:rsid="0009e775" officeooo:paragraph-rsid="0009e775"/>
    </style:style>
    <style:style style:name="P4" style:family="paragraph" style:parent-style-name="Standard">
      <style:text-properties officeooo:rsid="000ba830" officeooo:paragraph-rsid="000ba830"/>
    </style:style>
    <style:style style:name="T1" style:family="text">
      <style:text-properties officeooo:rsid="0009e775"/>
    </style:style>
    <style:style style:name="T2" style:family="text">
      <style:text-properties officeooo:rsid="000ba8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ory Questions 8</text:p>
      <text:p text:style-name="P1">Micah Church<text:tab/></text:p>
      <text:p text:style-name="P1">CS 249</text:p>
      <text:p text:style-name="P1"/>
      <text:p text:style-name="P2">3. <text:span text:style-name="T1">Its not because you cant use new with the declared type you need to use the actual type which would be a subclass of the declared type</text:span></text:p>
      <text:p text:style-name="P3">4. <text:span text:style-name="T2">Yes</text:span></text:p>
      <text:p text:style-name="P4">5. Yes</text:p>
      <text:p text:style-name="P4">6. A</text:p>
      <text:p text:style-name="P4">7. B</text:p>
      <text:p text:style-name="P4">8. 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7:14:41.574000000</meta:creation-date>
    <dc:date>2017-04-08T08:46:39.786000000</dc:date>
    <meta:editing-duration>PT3M26S</meta:editing-duration>
    <meta:editing-cycles>2</meta:editing-cycles>
    <meta:generator>LibreOffice/5.3.0.3$Windows_x86 LibreOffice_project/7074905676c47b82bbcfbea1aeefc84afe1c50e1</meta:generator>
    <meta:document-statistic meta:table-count="0" meta:image-count="0" meta:object-count="0" meta:page-count="1" meta:paragraph-count="9" meta:word-count="45" meta:character-count="198" meta:non-whitespace-character-count="161"/>
  </office:meta>
</office:document-meta>
</file>